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" svg:font-family="微软雅黑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rsid="0008685e"/>
    </style:style>
    <style:style style:name="P3" style:family="paragraph" style:parent-style-name="Text_20_body">
      <style:text-properties officeooo:rsid="0008685e" officeooo:paragraph-rsid="0008685e"/>
    </style:style>
    <style:style style:name="P4" style:family="paragraph" style:parent-style-name="Text_20_body">
      <style:text-properties officeooo:paragraph-rsid="0008685e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Heading_20_2">
      <style:text-properties officeooo:paragraph-rsid="0008685e"/>
    </style:style>
    <style:style style:name="P7" style:family="paragraph" style:parent-style-name="Heading_20_1">
      <style:text-properties officeooo:rsid="0008685e" officeooo:paragraph-rsid="0008685e"/>
    </style:style>
    <style:style style:name="T1" style:family="text">
      <style:text-properties style:font-name="微软雅黑"/>
    </style:style>
    <style:style style:name="T2" style:family="text">
      <style:text-properties style:font-name-asian="微软雅黑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Ubuntu下制作windows U盘启动盘</text:h>
      <text:p text:style-name="P3"/>
      <text:p text:style-name="Text_20_body">双系统做需要工具：</text:p>
      <text:p text:style-name="Text_20_body">1. GParted：Ubuntu下一款非常好用的图形硬盘分区格式化操作软件。</text:p>
      <text:p text:style-name="Text_20_body">2. Windows系统ISO文件。</text:p>
      <text:p text:style-name="Text_20_body">3. 8G以上U盘。</text:p>
      <text:p text:style-name="Text_20_body">1.格式化U盘，安装并启动 gparted</text:p>
      <text:p text:style-name="Text_20_body"><text:s/>sudo apt-get install gparted</text:p>
      <text:p text:style-name="Text_20_body"><text:s/>sudo gparted</text:p>
      <text:p text:style-name="Text_20_body">首先选择U盘驱动器（一定要仔细选，选错了，会把其他盘的数据全部格式化）</text:p>
      <text:p text:style-name="Text_20_body">然后，卸载U盘。</text:p>
      <text:p text:style-name="Text_20_body">3. 创建分区表</text:p>
      <text:p text:style-name="Text_20_body">首先选择菜单栏中的Device项，并选择Create Patition Table…</text:p>
      <text:p text:style-name="Text_20_body">然后选择msdos项，并点击Apply。</text:p>
      <text:p text:style-name="Text_20_body">接着，右击未分配空间并选择New。</text:p>
      <text:p text:style-name="Text_20_body">然后，在File System栏选择fat32或ntfs，并在Label栏填写U盘驱动器的标签号（标签名应该与系统中的其他硬盘相区别，尽量使用大写英文），并记住之后会使用到。</text:p>
      <text:p text:style-name="Text_20_body">最后，在菜单栏Edit中选择Apply All Operation项提交所有操作。</text:p>
      <text:p text:style-name="Text_20_body">给分区添加boot标示</text:p>
      <text:p text:style-name="Text_20_body">首先右击未分配空间并选择Manager Flags，然后选择boot。</text:p>
      <text:p text:style-name="Text_20_body">至此，U盘格式化全部完成。</text:p>
      <text:p text:style-name="Text_20_body">2.拷贝ISO文件</text:p>
      <text:p text:style-name="Text_20_body">将Windows的ISO文件解压或挂载并拷贝到U盘驱动器。</text:p>
      <text:p text:style-name="Text_20_body">挂载拷贝：使用Disk Image Mounter挂载：右击ISO文件，选择Open With项，然后选择Disk Image Mounter完成挂载。挂载完成之后，打开挂载目录，选择全部文件，并拷贝到指定的U盘即可。</text:p>
      <text:p text:style-name="Text_20_body"/>
      <text:p text:style-name="Text_20_body"><text:soft-page-break/>解压拷贝:将ISO看做压缩文件，并加以解压，然后将拷贝文件中的所有文件拷贝到指定U盘中。</text:p>
      <text:h text:style-name="Heading_20_1" text:outline-level="1">Ubuntu挂载ISO文件</text:h>
      <text:section text:style-name="Sect1" text:name="article_content">
        <text:p text:style-name="P5"/>
        <text:section text:style-name="Sect1" text:name="content_views">
          <text:p text:style-name="Text_20_body">原文地址：<text:a xlink:type="simple" xlink:href="http://jaycezhu.blog.163.com/blog/static/176081369201223104154648/" text:style-name="Internet_20_link" text:visited-style-name="Visited_20_Internet_20_Link">http://jaycezhu.blog.163.com/blog/static/176081369201223104154648/</text:a></text:p>
          <text:p text:style-name="Text_20_body"><text:span text:style-name="T1">SO</text:span><text:span text:style-name="T2">镜像是一张</text:span><text:span text:style-name="T1">cd</text:span><text:span text:style-name="T2">或者</text:span><text:span text:style-name="T1">DVD</text:span><text:span text:style-name="T2">的镜像文件，它能被储存在你的电脑里，并且能用来写入一张新的光盘里。在</text:span><text:span text:style-name="T1">UBUNTU</text:span><text:span text:style-name="T2">下挂载并使用它是很简单的。</text:span><text:span text:style-name="T1"><text:line-break/><text:line-break/></text:span><text:span text:style-name="T2">　　使用指南</text:span><text:span text:style-name="T1"><text:line-break/><text:line-break/></text:span><text:span text:style-name="T2">　　在</text:span><text:span text:style-name="T1">linux</text:span><text:span text:style-name="T2">下默认的</text:span><text:span text:style-name="T1">ISO</text:span><text:span text:style-name="T2">挂载点位于</text:span><text:span text:style-name="T1">"/media"</text:span><text:span text:style-name="T2">目录，下面是挂载一个</text:span><text:span text:style-name="T1">ISO</text:span><text:span text:style-name="T2">文件的方法：</text:span><text:span text:style-name="T1"><text:line-break/><text:line-break/></text:span><text:span text:style-name="T2">　　</text:span><text:span text:style-name="T1">sudo mkdir /media/cdimage #</text:span><text:span text:style-name="T2">建立一个文件夹作为</text:span><text:span text:style-name="T1">ISO</text:span><text:span text:style-name="T2">挂载点</text:span><text:span text:style-name="T1"><text:line-break/><text:line-break/></text:span><text:span text:style-name="T2">　　</text:span><text:span text:style-name="T1">sudo mount -o loop myfile.iso /media/cdimage #</text:span><text:span text:style-name="T2">挂载</text:span><text:span text:style-name="T1">ISO</text:span><text:span text:style-name="T2">文件，使用参数 </text:span><text:span text:style-name="T1">-o loop<text:line-break/><text:line-break/></text:span><text:span text:style-name="T2">　　使用你想挂载的</text:span><text:span text:style-name="T1">iso</text:span><text:span text:style-name="T2">文件路径代替</text:span><text:span text:style-name="T1">myfile.iso</text:span><text:span text:style-name="T2">。</text:span><text:span text:style-name="T1"><text:line-break/><text:line-break/></text:span><text:span text:style-name="T2">　　挂载一个镜像文件使之能被写入，使用下面的命令：</text:span><text:span text:style-name="T1"><text:line-break/><text:line-break/></text:span><text:span text:style-name="T2">　　</text:span><text:span text:style-name="T1">sudo mkdir /media/cdimage<text:line-break/><text:line-break/></text:span><text:span text:style-name="T2">　　</text:span><text:span text:style-name="T1">sudo mount -o rw,loop myfile.iso /media/cdimage<text:line-break/><text:line-break/></text:span><text:span text:style-name="T2">　　卸载镜像文件：</text:span><text:span text:style-name="T1"><text:line-break/><text:line-break/></text:span><text:span text:style-name="T2">　　</text:span><text:span text:style-name="T1">sudo umount /media/cdimage<text:line-break/><text:line-break/></text:span><text:span text:style-name="T2">　　</text:span><text:span text:style-name="T1">sudo rmdir /media/cdimage #</text:span><text:span text:style-name="T2">删除该文件夹</text:span><text:span text:style-name="T1"><text:line-break/><text:line-break/></text:span><text:span text:style-name="T2">　　注：可以将</text:span><text:span text:style-name="T1">Ubuntu</text:span><text:span text:style-name="T2">的</text:span><text:span text:style-name="T1">DVD</text:span><text:span text:style-name="T2">挂载到</text:span><text:span text:style-name="T1">/cdrom</text:span><text:span text:style-name="T2">下以达到安装软件包的目的，和将光盘插入光驱效果一样。</text:span></text:p>
        </text:section>
      </text:section>
      <text:h text:style-name="P6" text:outline-level="2"><text:soft-page-break/>1. 选择默认操作系统</text:h>
      <text:p text:style-name="P4">为加快开机引导过程，用户可以手动指定默认要从哪个系统开始引导。如果设置为 0 则表示从 GRUB 选单中的第一个系统开始引导，如果设置为 1 则表示从第二个条目开始引导，以此类推。</text:p>
      <text:p text:style-name="P4"/>
      <text:p text:style-name="P4">如果你装了多个操作系统，可以使用 GRUB_DEFAULT=saved 参数从最后一个系统开始引导，配置好后你每次重启计算机都会直接从最后一个系统开始启动。注意：此功能还需配合一个 GRUB_SAVEDEFAULT=true 条目才能生效。</text:p>
      <text:p text:style-name="P4"/>
      <text:p text:style-name="P4">为了不至于数不清楚个数和方便配置，还可以直接指定 GRUB 开机默认引导系统的名称，例如你的 GRUB 选单中有「Lubuntu14.04 LTS」条目，便可以直接指定 GRUB_DEFAULT=Lubuntu 14.04 LTS 默认启动 Lubuntu。</text:p>
      <text:p text:style-name="P2"/>
      <text:h text:style-name="Heading_20_2" text:outline-level="2">GRUB 2引导加载程序设置</text:h>
      <text:p text:style-name="Text_20_body">GRUB 2 的默认配置文件是 /boot/grub/grub.cfg，它是 Linux 启动引导过程中非常主要的一个文件，除非你已经非常熟悉，否则不要直接编辑或修改此文件。</text:p>
      <text:p text:style-name="Text_20_body">有关 GRUB 2 的所有设置默认都存放在 /etc/default/grub 文件中，对其内容的更改将直接反馈到 GRUB 2。为保险起见，我们先将它进行备份：</text:p>
      <text:p text:style-name="P1">sudo cp /etc/default/grub /etc/default/grub.bak</text:p>
      <text:p text:style-name="Text_20_body">我们先来看看 GRUB 引导装载程序的主要选项：</text:p>
      <text:p text:style-name="P1">cat /etc/default/grub</text:p>
      <text:p text:style-name="Text_20_body">每当编辑了该配置文件之后，需要执行如下命令将变更应用到 GRUB 2：</text:p>
      <text:p text:style-name="P1">sudo update-grub</text:p>
      <text:p text:style-name="Text_20_body">下面我们开始对 GRUB2 boot loader 进行三项重要的优化调整。</text:p>
      <text:h text:style-name="Heading_20_2" text:outline-level="2">2. 设置超时时间</text:h>
      <text:p text:style-name="Text_20_body">默认情况下，启动菜单停留让用户选择的时间为 10 秒。用户可以直接在配置文件中增长或缩短等待时间，如果将 GRUB_TIMEOUT 设置为 0，则表示忽略选单直接按上步中选择的默认操作系统进行引导。</text:p>
      <text:p text:style-name="Text_20_body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" svg:font-family="微软雅黑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2:23:13.267067852</meta:creation-date>
    <dc:date>2019-10-05T23:08:54.758967953</dc:date>
    <meta:editing-duration>PT8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41" meta:word-count="1214" meta:character-count="2084" meta:non-whitespace-character-count="1937"/>
  </office:meta>
</office:document-meta>
</file>